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59f0" officeooo:paragraph-rsid="000659f0"/>
    </style:style>
    <style:style style:name="P2" style:family="paragraph" style:parent-style-name="Standard" style:list-style-name="L1">
      <style:text-properties officeooo:rsid="000659f0" officeooo:paragraph-rsid="000659f0"/>
    </style:style>
    <style:style style:name="P3" style:family="paragraph" style:parent-style-name="Standard" style:list-style-name="L2">
      <style:text-properties officeooo:rsid="000659f0" officeooo:paragraph-rsid="000659f0"/>
    </style:style>
    <style:style style:name="P4" style:family="paragraph" style:parent-style-name="Standard">
      <style:text-properties fo:font-weight="bold" officeooo:rsid="000659f0" officeooo:paragraph-rsid="000659f0" style:font-weight-asian="bold" style:font-weight-complex="bold"/>
    </style:style>
    <style:style style:name="P5" style:family="paragraph" style:parent-style-name="Standard">
      <style:paragraph-properties fo:margin-left="0.63cm" fo:margin-right="0cm" fo:text-indent="-0.63cm" style:auto-text-indent="false"/>
      <style:text-properties fo:color="#000000" loext:opacity="100%" fo:font-weight="normal" officeooo:rsid="000659f0" officeooo:paragraph-rsid="000659f0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0659f0" officeooo:paragraph-rsid="000659f0" style:font-weight-asian="normal" style:font-weight-complex="normal"/>
    </style:style>
    <style:style style:name="P7" style:family="paragraph" style:parent-style-name="Standard" style:list-style-name="L3">
      <style:text-properties fo:color="#000000" loext:opacity="100%" fo:font-weight="normal" officeooo:rsid="000659f0" officeooo:paragraph-rsid="000659f0" style:font-weight-asian="normal" style:font-weight-complex="normal"/>
    </style:style>
    <style:style style:name="P8" style:family="paragraph" style:parent-style-name="Standard" style:list-style-name="L4">
      <style:text-properties fo:color="#000000" loext:opacity="100%" fo:font-weight="normal" officeooo:rsid="000659f0" officeooo:paragraph-rsid="000659f0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06bc4e" officeooo:paragraph-rsid="0006bc4e" style:font-weight-asian="normal" style:font-weight-complex="normal"/>
    </style:style>
    <style:style style:name="P10" style:family="paragraph" style:parent-style-name="Standard">
      <style:paragraph-properties fo:margin-left="0.63cm" fo:margin-right="0cm" fo:text-indent="-0.63cm" style:auto-text-indent="false"/>
      <style:text-properties fo:color="#000000" loext:opacity="100%" fo:font-weight="normal" officeooo:rsid="0006bc4e" officeooo:paragraph-rsid="0006bc4e" style:font-weight-asian="normal" style:font-weight-complex="normal"/>
    </style:style>
    <style:style style:name="P11" style:family="paragraph" style:parent-style-name="Standard" style:list-style-name="L5">
      <style:text-properties fo:color="#000000" loext:opacity="100%" fo:font-weight="normal" officeooo:rsid="0006bc4e" officeooo:paragraph-rsid="0006bc4e" style:font-weight-asian="normal" style:font-weight-complex="normal"/>
    </style:style>
    <style:style style:name="P12" style:family="paragraph" style:parent-style-name="Standard" style:list-style-name="L4">
      <style:text-properties fo:color="#000000" loext:opacity="100%" fo:font-weight="normal" officeooo:rsid="0006bc4e" officeooo:paragraph-rsid="0006bc4e" style:font-weight-asian="normal" style:font-weight-complex="normal"/>
    </style:style>
    <style:style style:name="P13" style:family="paragraph" style:parent-style-name="Standard" style:list-style-name="L6">
      <style:text-properties fo:color="#000000" loext:opacity="100%" fo:font-weight="normal" officeooo:rsid="0006bc4e" officeooo:paragraph-rsid="0006bc4e" style:font-weight-asian="normal" style:font-weight-complex="normal"/>
    </style:style>
    <style:style style:name="P14" style:family="paragraph" style:parent-style-name="Standard" style:list-style-name="L7">
      <style:text-properties fo:color="#000000" loext:opacity="100%" fo:font-weight="normal" officeooo:rsid="0006bc4e" officeooo:paragraph-rsid="0006bc4e" style:font-weight-asian="normal" style:font-weight-complex="normal"/>
    </style:style>
    <style:style style:name="P15" style:family="paragraph" style:parent-style-name="Standard">
      <style:paragraph-properties fo:margin-left="0.63cm" fo:margin-right="0cm" fo:text-indent="-0.63cm" style:auto-text-indent="false"/>
      <style:text-properties fo:color="#000000" loext:opacity="100%" fo:font-weight="bold" officeooo:rsid="000659f0" officeooo:paragraph-rsid="000659f0" style:font-weight-asian="bold" style:font-weight-complex="bold"/>
    </style:style>
    <style:style style:name="P16" style:family="paragraph" style:parent-style-name="Standard">
      <style:paragraph-properties fo:margin-left="0.63cm" fo:margin-right="0cm" fo:text-indent="-0.63cm" style:auto-text-indent="false"/>
      <style:text-properties fo:color="#000000" loext:opacity="100%" fo:font-weight="bold" officeooo:rsid="000659f0" officeooo:paragraph-rsid="0006bc4e" style:font-weight-asian="bold" style:font-weight-complex="bold"/>
    </style:style>
    <style:style style:name="P17" style:family="paragraph" style:parent-style-name="Standard">
      <style:paragraph-properties fo:margin-left="0.63cm" fo:margin-right="0cm" fo:text-indent="-0.63cm" style:auto-text-indent="false"/>
      <style:text-properties fo:color="#000000" loext:opacity="100%" fo:font-weight="bold" officeooo:rsid="0006bc4e" officeooo:paragraph-rsid="0006bc4e" style:font-weight-asian="bold" style:font-weight-complex="bold"/>
    </style:style>
    <style:style style:name="P18" style:family="paragraph" style:parent-style-name="Standard">
      <style:paragraph-properties fo:margin-left="0.63cm" fo:margin-right="0cm" fo:text-indent="-0.63cm" style:auto-text-indent="false"/>
      <style:text-properties fo:color="#000000" loext:opacity="100%" fo:font-size="16pt" fo:font-weight="bold" officeooo:rsid="000659f0" officeooo:paragraph-rsid="000659f0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.63cm" fo:margin-right="0cm" fo:text-indent="-0.63cm" style:auto-text-indent="false"/>
      <style:text-properties fo:color="#000000" loext:opacity="100%" fo:font-size="16pt" fo:font-weight="bold" officeooo:rsid="0006bc4e" officeooo:paragraph-rsid="0006bc4e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0659f0" officeooo:paragraph-rsid="000659f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07ab98" officeooo:paragraph-rsid="0007ab98" style:font-size-asian="20pt" style:font-weight-asian="bold" style:font-size-complex="20pt" style:font-weight-complex="bold"/>
    </style:style>
    <style:style style:name="T1" style:family="text">
      <style:text-properties officeooo:rsid="0006bc4e"/>
    </style:style>
    <style:style style:name="T2" style:family="text">
      <style:text-properties officeooo:rsid="0007ab9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ce shelf melting triggers in the Amundsen Sea</text:p>
      <text:p text:style-name="P20"/>
      <text:p text:style-name="P20">1. Introduction</text:p>
      <text:p text:style-name="P1"/>
      <text:p text:style-name="P1">Why should we care about the Amundsen Sea?</text:p>
      <text:list xml:id="list2577654935" text:style-name="L1">
        <text:list-item>
          <text:p text:style-name="P2">Enormous ice sheet loss</text:p>
        </text:list-item>
        <text:list-item>
          <text:p text:style-name="P2">Contribution to sea level rise</text:p>
        </text:list-item>
      </text:list>
      <text:p text:style-name="P1"/>
      <text:p text:style-name="P1">Why look at ice shelves specifically?</text:p>
      <text:list xml:id="list1729028056" text:style-name="L2">
        <text:list-item>
          <text:p text:style-name="P3">The impact of buttressing</text:p>
        </text:list-item>
        <text:list-item>
          <text:p text:style-name="P3">Marine Ice sheet instability </text:p>
        </text:list-item>
      </text:list>
      <text:p text:style-name="P1"/>
      <text:p text:style-name="P20">2. <text:span text:style-name="T1">The importance of basal melt</text:span></text:p>
      <text:p text:style-name="P4"/>
      <text:p text:style-name="P5">How does the ocean trigger basal melt and why do we care about basal melt?</text:p>
      <text:list xml:id="list2592951291" text:style-name="L3">
        <text:list-item>
          <text:p text:style-name="P7">The importance of basal melt (Kaitlin’s point on it only just being added to the IPCC)</text:p>
        </text:list-item>
        <text:list-item>
          <text:p text:style-name="P7">The CDW and how it impacts the ocean</text:p>
        </text:list-item>
      </text:list>
      <text:p text:style-name="P6"/>
      <text:p text:style-name="P9">What are the current limitations to our knowledge?</text:p>
      <text:list xml:id="list3881656198" text:style-name="L5">
        <text:list-item>
          <text:p text:style-name="P11">Poor observations</text:p>
        </text:list-item>
        <text:list-item>
          <text:p text:style-name="P11">Current advances in modelling</text:p>
        </text:list-item>
      </text:list>
      <text:p text:style-name="P5"/>
      <text:p text:style-name="P18"><text:span text:style-name="T1">3. Basal melt triggers</text:span></text:p>
      <text:p text:style-name="P15"/>
      <text:p text:style-name="P17">3.1 Ocean warming</text:p>
      <text:p text:style-name="P17"/>
      <text:p text:style-name="P10">How is the ocean warming?</text:p>
      <text:list xml:id="list4267702812" text:style-name="L4">
        <text:list-item>
          <text:p text:style-name="P8">The CDW is warming</text:p>
        </text:list-item>
        <text:list-item>
          <text:p text:style-name="P12">How its transport may be cahnging</text:p>
        </text:list-item>
      </text:list>
      <text:p text:style-name="P5"><text:s/></text:p>
      <text:p text:style-name="P15"><text:span text:style-name="T1">3.2</text:span> The winds</text:p>
      <text:p text:style-name="P10"/>
      <text:p text:style-name="P10">How do the winds influence transport of heat onto the shelf?</text:p>
      <text:list xml:id="list1129279228" text:style-name="L6">
        <text:list-item>
          <text:p text:style-name="P13">Explain the mechanism</text:p>
          <text:list>
            <text:list-item>
              <text:p text:style-name="P13">How do winds at the shelf break differ from winds down stream?</text:p>
            </text:list-item>
          </text:list>
        </text:list-item>
        <text:list-item>
          <text:p text:style-name="P13">Explain the change in SAM</text:p>
        </text:list-item>
        <text:list-item>
          <text:p text:style-name="P13">Look at inter-annual variability</text:p>
        </text:list-item>
      </text:list>
      <text:p text:style-name="P15"/>
      <text:p text:style-name="P17">3.3 Changes in buoyancy</text:p>
      <text:p text:style-name="P17"/>
      <text:p text:style-name="P10">How does the melt influence sea-ice formation</text:p>
      <text:list xml:id="list2943327313" text:style-name="L7">
        <text:list-item>
          <text:p text:style-name="P14">explain the pumping mechanism</text:p>
        </text:list-item>
        <text:list-item>
          <text:p text:style-name="P14">add Caillet’s paper</text:p>
        </text:list-item>
      </text:list>
      <text:p text:style-name="P15"/>
      <text:p text:style-name="P19">4. General Limitations</text:p>
      <text:p text:style-name="P17"/>
      <text:p text:style-name="P16"><text:span text:style-name="T1">4.1</text:span>. <text:span text:style-name="T1">The importance of ice sheet geometry</text:span></text:p>
      <text:p text:style-name="P16"/>
      <text:p text:style-name="P17">4.2 The need for coupled models and more observation<text:span text:style-name="T2">s</text:span></text:p>
      <text:p text:style-name="P1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34:34.378679705</meta:creation-date>
    <meta:generator>LibreOffice/7.3.6.2$Linux_X86_64 LibreOffice_project/30$Build-2</meta:generator>
    <dc:date>2022-10-19T12:01:43.289286385</dc:date>
    <meta:editing-duration>PT14M35S</meta:editing-duration>
    <meta:editing-cycles>2</meta:editing-cycles>
    <meta:document-statistic meta:table-count="0" meta:image-count="0" meta:object-count="0" meta:page-count="2" meta:paragraph-count="34" meta:word-count="213" meta:character-count="1147" meta:non-whitespace-character-count="981"/>
  </office:meta>
</office:document-meta>
</file>